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44.17mm" svg:height="137.34mm" svg:x="3.49mm" svg:y="101.99mm">
            <draw:object draw:notify-on-update-of-ranges="Feuille1.A4:Feuille1.A14 Feuille1.F3:Feuille1.F3 Feuille1.F4:Feuille1.F14 Feuille1.A4:Feuille1.A14 Feuille1.G3:Feuille1.G3 Feuille1.G4:Feuille1.G14 Feuille1.A4:Feuille1.A14 Feuille1.H3:Feuille1.H3 Feuille1.H4:Feuille1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4.17mm" svg:height="137.34mm" svg:x="243.96mm" svg:y="92.17mm">
            <draw:object draw:notify-on-update-of-ranges="Feuille1.A4:Feuille1.A14 Feuille1.M3:Feuille1.M3 Feuille1.M4:Feuille1.M14 Feuille1.A4:Feuille1.A14 Feuille1.P3:Feuille1.P3 Feuille1.P4:Feuille1.P14 Feuille1.A4:Feuille1.A14 Feuille1.Q3:Feuille1.Q3 Feuille1.Q4:Feuille1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0.78mm" svg:y="247.21mm">
            <draw:object draw:notify-on-update-of-ranges="Feuille1.A3:Feuille1.A3 Feuille1.A4:Feuille1.A14 Feuille1.S3:Feuille1.S3 Feuille1.S4:Feuille1.S14 Feuille1.A3:Feuille1.A3 Feuille1.A4:Feuille1.A14 Feuille1.T3:Feuille1.T3 Feuille1.T4:Feuille1.T14 Feuille1.A3:Feuille1.A3 Feuille1.A4:Feuille1.A14 Feuille1.U3:Feuille1.U3 Feuille1.U4:Feuille1.U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inéaire (γ = 1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ormalisé</text:p>
          </table:table-cell>
          <table:covered-table-cell/>
          <table:covered-table-cell table:style-name="ce1"/>
          <table:table-cell/>
          <table:table-cell table:style-name="ce1" office:value-type="string" calcext:value-type="string" table:number-columns-spanned="8" table:number-rows-spanned="1">
            <text:p>Equation</text:p>
          </table:table-cell>
          <table:covered-table-cell table:number-columns-repeated="3" table:style-name="ce1"/>
          <table:covered-table-cell/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Différenc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emp (kK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lower</text:p>
          </table:table-cell>
          <table:table-cell office:value-type="string" calcext:value-type="string">
            <text:p>Rhigher</text:p>
          </table:table-cell>
          <table:table-cell office:value-type="string" calcext:value-type="string">
            <text:p>Rmix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Vunlimited</text:p>
          </table:table-cell>
          <table:table-cell table:style-name="Default" office:value-type="string" calcext:value-type="string">
            <text:p>Vra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" calcext:value-type="float">
            <text:p>89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" office:value-type="float" office:value="89.1" calcext:value-type="float">
            <text:p>89,1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0" calcext:value-type="float">
            <text:p>0</text:p>
          </table:table-cell>
          <table:table-cell/>
          <table:table-cell table:formula="of:=-44.1688669323003*LN([.A4]) + 87.2872299941858" office:value-type="float" office:value="87.2872299941858" calcext:value-type="float">
            <text:p>87,2872299941858</text:p>
          </table:table-cell>
          <table:table-cell table:formula="of:=-5.05773731937356*LN([.A4]) + 33.0778432820841" office:value-type="float" office:value="33.0778432820841" calcext:value-type="float">
            <text:p>33,0778432820841</text:p>
          </table:table-cell>
          <table:table-cell table:formula="of:=IF([.A4]&lt;[.$J$17] ; 0 ; IF([.A4]&gt;[.$K$17] ; 1 ; ([.A4]-[.$J$17])/([.$K$17]-[.$J$17])))^2" office:value-type="float" office:value="0" calcext:value-type="float">
            <text:p>0</text:p>
          </table:table-cell>
          <table:table-cell table:formula="of:=(1-[.L4])*[.J4]+[.L4]*[.K4]" office:value-type="float" office:value="87.2872299941858" calcext:value-type="float">
            <text:p>87,2872299941858</text:p>
          </table:table-cell>
          <table:table-cell table:formula="of:=18.9671759008472*LN([.A4]) + 2.28121373699985" office:value-type="float" office:value="2.28121373699985" calcext:value-type="float">
            <text:p>2,28121373699985</text:p>
          </table:table-cell>
          <table:table-cell table:formula="of:=MIN(1;[.N4]/25.3)" office:value-type="float" office:value="0.0901665508695593" calcext:value-type="float">
            <text:p>0,090166550869559</text:p>
          </table:table-cell>
          <table:table-cell table:formula="of:=(1-[.O4])*[.N4]+[.O4]*25.3" office:value-type="float" office:value="4.35673829953817" calcext:value-type="float">
            <text:p>4,35673829953817</text:p>
          </table:table-cell>
          <table:table-cell table:formula="of:=MAX(0;19.178918414813*LN([.A4]) - 12.4836627601213)" office:value-type="float" office:value="0" calcext:value-type="float">
            <text:p>0</text:p>
          </table:table-cell>
          <table:table-cell/>
          <table:table-cell table:formula="of:=[.B4]-[.M4]" office:value-type="float" office:value="1.8127700058142" calcext:value-type="float">
            <text:p>1,8127700058142</text:p>
          </table:table-cell>
          <table:table-cell table:formula="of:=[.C4]-[.P4]" office:value-type="float" office:value="-3.35673829953816" calcext:value-type="float">
            <text:p>-3,35673829953816</text:p>
          </table:table-cell>
          <table:table-cell table:formula="of:=[.D4]-[.Q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7.6" calcext:value-type="float">
            <text:p>67,6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" office:value-type="float" office:value="67.6" calcext:value-type="float">
            <text:p>67,6</text:p>
          </table:table-cell>
          <table:table-cell table:formula="of:=[.C5]" office:value-type="float" office:value="11.2" calcext:value-type="float">
            <text:p>11,2</text:p>
          </table:table-cell>
          <table:table-cell table:formula="of:=[.D5]" office:value-type="float" office:value="0" calcext:value-type="float">
            <text:p>0</text:p>
          </table:table-cell>
          <table:table-cell/>
          <table:table-cell table:formula="of:=-44.1688669323003*LN([.A5]) + 87.2872299941858" office:value-type="float" office:value="69.3782955884655" calcext:value-type="float">
            <text:p>69,3782955884655</text:p>
          </table:table-cell>
          <table:table-cell table:formula="of:=-5.05773731937356*LN([.A5]) + 33.0778432820841" office:value-type="float" office:value="31.0271072731016" calcext:value-type="float">
            <text:p>31,0271072731016</text:p>
          </table:table-cell>
          <table:table-cell table:formula="of:=IF([.A5]&lt;[.$J$17] ; 0 ; IF([.A5]&gt;[.$K$17] ; 1 ; ([.A5]-[.$J$17])/([.$K$17]-[.$J$17])))" office:value-type="float" office:value="0" calcext:value-type="float">
            <text:p>0</text:p>
          </table:table-cell>
          <table:table-cell table:formula="of:=(1-[.L5])*[.J5]+[.L5]*[.K5]" office:value-type="float" office:value="69.3782955884655" calcext:value-type="float">
            <text:p>69,3782955884655</text:p>
          </table:table-cell>
          <table:table-cell table:formula="of:=18.9671759008472*LN([.A5]) + 2.28121373699985" office:value-type="float" office:value="9.97174176414343" calcext:value-type="float">
            <text:p>9,97174176414343</text:p>
          </table:table-cell>
          <table:table-cell table:formula="of:=MIN(1;[.N5]/25.3)" office:value-type="float" office:value="0.394139990677606" calcext:value-type="float">
            <text:p>0,394139990677606</text:p>
          </table:table-cell>
          <table:table-cell table:formula="of:=(1-[.O5])*[.N5]+[.O5]*25.3" office:value-type="float" office:value="16.0132213223279" calcext:value-type="float">
            <text:p>16,0132213223279</text:p>
          </table:table-cell>
          <table:table-cell table:formula="of:=MAX(0;19.178918414813*LN([.A5]) - 12.4836627601213)" office:value-type="float" office:value="0" calcext:value-type="float">
            <text:p>0</text:p>
          </table:table-cell>
          <table:table-cell/>
          <table:table-cell table:formula="of:=[.B5]-[.M5]" office:value-type="float" office:value="-1.77829558846554" calcext:value-type="float">
            <text:p>-1,77829558846554</text:p>
          </table:table-cell>
          <table:table-cell table:formula="of:=[.C5]-[.P5]" office:value-type="float" office:value="-4.81322132232787" calcext:value-type="float">
            <text:p>-4,81322132232787</text:p>
          </table:table-cell>
          <table:table-cell table:formula="of:=[.D5]-[.Q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.8" calcext:value-type="float">
            <text:p>54,8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B6]" office:value-type="float" office:value="54.8" calcext:value-type="float">
            <text:p>54,8</text:p>
          </table:table-cell>
          <table:table-cell table:formula="of:=[.C6]" office:value-type="float" office:value="16.8" calcext:value-type="float">
            <text:p>16,8</text:p>
          </table:table-cell>
          <table:table-cell table:formula="of:=[.D6]" office:value-type="float" office:value="0.4" calcext:value-type="float">
            <text:p>0,4</text:p>
          </table:table-cell>
          <table:table-cell/>
          <table:table-cell table:formula="of:=-44.1688669323003*LN([.A6]) + 87.2872299941858" office:value-type="float" office:value="56.6717044115344" calcext:value-type="float">
            <text:p>56,6717044115344</text:p>
          </table:table-cell>
          <table:table-cell table:formula="of:=-5.05773731937356*LN([.A6]) + 33.0778432820841" office:value-type="float" office:value="29.5720869191475" calcext:value-type="float">
            <text:p>29,5720869191475</text:p>
          </table:table-cell>
          <table:table-cell table:formula="of:=IF([.A6]&lt;[.$J$17] ; 0 ; IF([.A6]&gt;[.$K$17] ; 1 ; ([.A6]-[.$J$17])/([.$K$17]-[.$J$17])))" office:value-type="float" office:value="0" calcext:value-type="float">
            <text:p>0</text:p>
          </table:table-cell>
          <table:table-cell table:formula="of:=(1-[.L6])*[.J6]+[.L6]*[.K6]" office:value-type="float" office:value="56.6717044115344" calcext:value-type="float">
            <text:p>56,6717044115344</text:p>
          </table:table-cell>
          <table:table-cell table:formula="of:=18.9671759008472*LN([.A6]) + 2.28121373699985" office:value-type="float" office:value="15.4282582358566" calcext:value-type="float">
            <text:p>15,4282582358566</text:p>
          </table:table-cell>
          <table:table-cell table:formula="of:=MIN(1;[.N6]/25.3)" office:value-type="float" office:value="0.609812578492357" calcext:value-type="float">
            <text:p>0,609812578492357</text:p>
          </table:table-cell>
          <table:table-cell table:formula="of:=(1-[.O6])*[.N6]+[.O6]*25.3" office:value-type="float" office:value="21.4481705352596" calcext:value-type="float">
            <text:p>21,4481705352596</text:p>
          </table:table-cell>
          <table:table-cell table:formula="of:=MAX(0;19.178918414813*LN([.A6]) - 12.4836627601213)" office:value-type="float" office:value="0.810150465295546" calcext:value-type="float">
            <text:p>0,810150465295546</text:p>
          </table:table-cell>
          <table:table-cell/>
          <table:table-cell table:formula="of:=[.B6]-[.M6]" office:value-type="float" office:value="-1.87170441153445" calcext:value-type="float">
            <text:p>-1,87170441153445</text:p>
          </table:table-cell>
          <table:table-cell table:formula="of:=[.C6]-[.P6]" office:value-type="float" office:value="-4.64817053525958" calcext:value-type="float">
            <text:p>-4,64817053525958</text:p>
          </table:table-cell>
          <table:table-cell table:formula="of:=[.D6]-[.Q6]" office:value-type="float" office:value="-0.410150465295546" calcext:value-type="float">
            <text:p>-0,410150465295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.6" calcext:value-type="float">
            <text:p>40,6</text:p>
          </table:table-cell>
          <table:table-cell office:value-type="float" office:value="21.8" calcext:value-type="float">
            <text:p>21,8</text:p>
          </table:table-cell>
          <table:table-cell office:value-type="float" office:value="6.7" calcext:value-type="float">
            <text:p>6,7</text:p>
          </table:table-cell>
          <table:table-cell/>
          <table:table-cell table:formula="of:=[.B7]" office:value-type="float" office:value="40.6" calcext:value-type="float">
            <text:p>40,6</text:p>
          </table:table-cell>
          <table:table-cell table:formula="of:=[.C7]" office:value-type="float" office:value="21.8" calcext:value-type="float">
            <text:p>21,8</text:p>
          </table:table-cell>
          <table:table-cell table:formula="of:=[.D7]" office:value-type="float" office:value="6.7" calcext:value-type="float">
            <text:p>6,7</text:p>
          </table:table-cell>
          <table:table-cell/>
          <table:table-cell table:formula="of:=-44.1688669323003*LN([.A7]) + 87.2872299941858" office:value-type="float" office:value="38.7627700058142" calcext:value-type="float">
            <text:p>38,7627700058142</text:p>
          </table:table-cell>
          <table:table-cell table:formula="of:=-5.05773731937356*LN([.A7]) + 33.0778432820841" office:value-type="float" office:value="27.521350910165" calcext:value-type="float">
            <text:p>27,521350910165</text:p>
          </table:table-cell>
          <table:table-cell table:formula="of:=IF([.A7]&lt;[.$J$17] ; 0 ; IF([.A7]&gt;[.$K$17] ; 1 ; ([.A7]-[.$J$17])/([.$K$17]-[.$J$17])))" office:value-type="float" office:value="0.333333333333333" calcext:value-type="float">
            <text:p>0,333333333333333</text:p>
          </table:table-cell>
          <table:table-cell table:formula="of:=(1-[.L7])*[.J7]+[.L7]*[.K7]" office:value-type="float" office:value="35.0156303072645" calcext:value-type="float">
            <text:p>35,0156303072645</text:p>
          </table:table-cell>
          <table:table-cell table:formula="of:=18.9671759008472*LN([.A7]) + 2.28121373699985" office:value-type="float" office:value="23.1187862630002" calcext:value-type="float">
            <text:p>23,1187862630002</text:p>
          </table:table-cell>
          <table:table-cell table:formula="of:=MIN(1;[.N7]/25.3)" office:value-type="float" office:value="0.913786018300403" calcext:value-type="float">
            <text:p>0,913786018300403</text:p>
          </table:table-cell>
          <table:table-cell table:formula="of:=(1-[.O7])*[.N7]+[.O7]*25.3" office:value-type="float" office:value="25.1119488787954" calcext:value-type="float">
            <text:p>25,1119488787954</text:p>
          </table:table-cell>
          <table:table-cell table:formula="of:=MAX(0;19.178918414813*LN([.A7]) - 12.4836627601213)" office:value-type="float" office:value="8.58653269375537" calcext:value-type="float">
            <text:p>8,58653269375537</text:p>
          </table:table-cell>
          <table:table-cell/>
          <table:table-cell table:formula="of:=[.B7]-[.M7]" office:value-type="float" office:value="5.58436969273555" calcext:value-type="float">
            <text:p>5,58436969273555</text:p>
          </table:table-cell>
          <table:table-cell table:formula="of:=[.C7]-[.P7]" office:value-type="float" office:value="-3.31194887879539" calcext:value-type="float">
            <text:p>-3,31194887879539</text:p>
          </table:table-cell>
          <table:table-cell table:formula="of:=[.D7]-[.Q7]" office:value-type="float" office:value="-1.88653269375537" calcext:value-type="float">
            <text:p>-1,88653269375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3" calcext:value-type="float">
            <text:p>33,3</text:p>
          </table:table-cell>
          <table:table-cell office:value-type="float" office:value="23.7" calcext:value-type="float">
            <text:p>23,7</text:p>
          </table:table-cell>
          <table:table-cell office:value-type="float" office:value="13.3" calcext:value-type="float">
            <text:p>13,3</text:p>
          </table:table-cell>
          <table:table-cell/>
          <table:table-cell table:formula="of:=[.B8]" office:value-type="float" office:value="33.3" calcext:value-type="float">
            <text:p>33,3</text:p>
          </table:table-cell>
          <table:table-cell table:formula="of:=[.C8]" office:value-type="float" office:value="23.7" calcext:value-type="float">
            <text:p>23,7</text:p>
          </table:table-cell>
          <table:table-cell table:formula="of:=[.D8]" office:value-type="float" office:value="13.3" calcext:value-type="float">
            <text:p>13,3</text:p>
          </table:table-cell>
          <table:table-cell/>
          <table:table-cell table:formula="of:=-44.1688669323003*LN([.A8]) + 87.2872299941858" office:value-type="float" office:value="26.0561788288831" calcext:value-type="float">
            <text:p>26,0561788288831</text:p>
          </table:table-cell>
          <table:table-cell table:formula="of:=-5.05773731937356*LN([.A8]) + 33.0778432820841" office:value-type="float" office:value="26.0663305562109" calcext:value-type="float">
            <text:p>26,0663305562109</text:p>
          </table:table-cell>
          <table:table-cell table:formula="of:=IF([.A8]&lt;[.$J$17] ; 0 ; IF([.A8]&gt;[.$K$17] ; 1 ; ([.A8]-[.$J$17])/([.$K$17]-[.$J$17])))" office:value-type="float" office:value="0.666666666666667" calcext:value-type="float">
            <text:p>0,666666666666667</text:p>
          </table:table-cell>
          <table:table-cell table:formula="of:=(1-[.L8])*[.J8]+[.L8]*[.K8]" office:value-type="float" office:value="26.0629466471016" calcext:value-type="float">
            <text:p>26,0629466471016</text:p>
          </table:table-cell>
          <table:table-cell table:formula="of:=18.9671759008472*LN([.A8]) + 2.28121373699985" office:value-type="float" office:value="28.5753027347134" calcext:value-type="float">
            <text:p>28,5753027347134</text:p>
          </table:table-cell>
          <table:table-cell table:formula="of:=MIN(1;[.N8]/25.3)" office:value-type="float" office:value="1" calcext:value-type="float">
            <text:p>1</text:p>
          </table:table-cell>
          <table:table-cell table:formula="of:=(1-[.O8])*[.N8]+[.O8]*25.3" office:value-type="float" office:value="25.3" calcext:value-type="float">
            <text:p>25,3</text:p>
          </table:table-cell>
          <table:table-cell table:formula="of:=MAX(0;19.178918414813*LN([.A8]) - 12.4836627601213)" office:value-type="float" office:value="14.1039636907124" calcext:value-type="float">
            <text:p>14,1039636907124</text:p>
          </table:table-cell>
          <table:table-cell/>
          <table:table-cell table:formula="of:=[.B8]-[.M8]" office:value-type="float" office:value="7.23705335289836" calcext:value-type="float">
            <text:p>7,23705335289836</text:p>
          </table:table-cell>
          <table:table-cell table:formula="of:=[.C8]-[.P8]" office:value-type="float" office:value="-1.6" calcext:value-type="float">
            <text:p>-1,6</text:p>
          </table:table-cell>
          <table:table-cell table:formula="of:=[.D8]-[.Q8]" office:value-type="float" office:value="-0.803963690712392" calcext:value-type="float">
            <text:p>-0,803963690712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4.6" calcext:value-type="float">
            <text:p>24,6</text:p>
          </table:table-cell>
          <table:table-cell office:value-type="float" office:value="18.8" calcext:value-type="float">
            <text:p>18,8</text:p>
          </table:table-cell>
          <table:table-cell/>
          <table:table-cell table:formula="of:=[.B9]" office:value-type="float" office:value="29" calcext:value-type="float">
            <text:p>29</text:p>
          </table:table-cell>
          <table:table-cell table:formula="of:=[.C9]" office:value-type="float" office:value="24.6" calcext:value-type="float">
            <text:p>24,6</text:p>
          </table:table-cell>
          <table:table-cell table:formula="of:=[.D9]" office:value-type="float" office:value="18.8" calcext:value-type="float">
            <text:p>18,8</text:p>
          </table:table-cell>
          <table:table-cell/>
          <table:table-cell table:formula="of:=-44.1688669323003*LN([.A9]) + 87.2872299941858" office:value-type="float" office:value="16.2001810040848" calcext:value-type="float">
            <text:p>16,2001810040848</text:p>
          </table:table-cell>
          <table:table-cell table:formula="of:=-5.05773731937356*LN([.A9]) + 33.0778432820841" office:value-type="float" office:value="24.9377290891515" calcext:value-type="float">
            <text:p>24,9377290891515</text:p>
          </table:table-cell>
          <table:table-cell table:formula="of:=IF([.A9]&lt;[.$J$17] ; 0 ; IF([.A9]&gt;[.$K$17] ; 1 ; ([.A9]-[.$J$17])/([.$K$17]-[.$J$17])))" office:value-type="float" office:value="1" calcext:value-type="float">
            <text:p>1</text:p>
          </table:table-cell>
          <table:table-cell table:formula="of:=(1-[.L9])*[.J9]+[.L9]*[.K9]" office:value-type="float" office:value="24.9377290891515" calcext:value-type="float">
            <text:p>24,9377290891515</text:p>
          </table:table-cell>
          <table:table-cell table:formula="of:=18.9671759008472*LN([.A9]) + 2.28121373699985" office:value-type="float" office:value="32.8077057236297" calcext:value-type="float">
            <text:p>32,8077057236297</text:p>
          </table:table-cell>
          <table:table-cell table:formula="of:=MIN(1;[.N9]/25.3)" office:value-type="float" office:value="1" calcext:value-type="float">
            <text:p>1</text:p>
          </table:table-cell>
          <table:table-cell table:formula="of:=(1-[.O9])*[.N9]+[.O9]*25.3" office:value-type="float" office:value="25.3" calcext:value-type="float">
            <text:p>25,3</text:p>
          </table:table-cell>
          <table:table-cell table:formula="of:=MAX(0;19.178918414813*LN([.A9]) - 12.4836627601213)" office:value-type="float" office:value="18.3836156561593" calcext:value-type="float">
            <text:p>18,3836156561593</text:p>
          </table:table-cell>
          <table:table-cell/>
          <table:table-cell table:formula="of:=[.B9]-[.M9]" office:value-type="float" office:value="4.06227091084852" calcext:value-type="float">
            <text:p>4,06227091084852</text:p>
          </table:table-cell>
          <table:table-cell table:formula="of:=[.C9]-[.P9]" office:value-type="float" office:value="-0.699999999999999" calcext:value-type="float">
            <text:p>-0,699999999999999</text:p>
          </table:table-cell>
          <table:table-cell table:formula="of:=[.D9]-[.Q9]" office:value-type="float" office:value="0.416384343840743" calcext:value-type="float">
            <text:p>0,41638434384074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3" office:value-type="float" office:value="25.1" calcext:value-type="float">
            <text:p>25,1</text:p>
          </table:table-cell>
          <table:table-cell/>
          <table:table-cell table:formula="of:=[.B10]" office:value-type="float" office:value="25.1" calcext:value-type="float">
            <text:p>25,1</text:p>
          </table:table-cell>
          <table:table-cell table:formula="of:=[.C10]" office:value-type="float" office:value="25.1" calcext:value-type="float">
            <text:p>25,1</text:p>
          </table:table-cell>
          <table:table-cell table:formula="of:=[.D10]" office:value-type="float" office:value="25.1" calcext:value-type="float">
            <text:p>25,1</text:p>
          </table:table-cell>
          <table:table-cell/>
          <table:table-cell table:formula="of:=-44.1688669323003*LN([.A10]) + 87.2872299941858" office:value-type="float" office:value="4.61184871902938" calcext:value-type="float">
            <text:p>4,61184871902938</text:p>
          </table:table-cell>
          <table:table-cell table:formula="of:=-5.05773731937356*LN([.A10]) + 33.0778432820841" office:value-type="float" office:value="23.6107595574843" calcext:value-type="float">
            <text:p>23,6107595574843</text:p>
          </table:table-cell>
          <table:table-cell table:formula="of:=IF([.A10]&lt;[.$J$17] ; 0 ; IF([.A10]&gt;[.$K$17] ; 1 ; ([.A10]-[.$J$17])/([.$K$17]-[.$J$17])))" office:value-type="float" office:value="1" calcext:value-type="float">
            <text:p>1</text:p>
          </table:table-cell>
          <table:table-cell table:formula="of:=(1-[.L10])*[.J10]+[.L10]*[.K10]" office:value-type="float" office:value="23.6107595574843" calcext:value-type="float">
            <text:p>23,6107595574843</text:p>
          </table:table-cell>
          <table:table-cell table:formula="of:=18.9671759008472*LN([.A10]) + 2.28121373699985" office:value-type="float" office:value="37.784014877881" calcext:value-type="float">
            <text:p>37,784014877881</text:p>
          </table:table-cell>
          <table:table-cell table:formula="of:=MIN(1;[.N10]/25.3)" office:value-type="float" office:value="1" calcext:value-type="float">
            <text:p>1</text:p>
          </table:table-cell>
          <table:table-cell table:formula="of:=(1-[.O10])*[.N10]+[.O10]*25.3" office:value-type="float" office:value="25.3" calcext:value-type="float">
            <text:p>25,3</text:p>
          </table:table-cell>
          <table:table-cell table:formula="of:=MAX(0;19.178918414813*LN([.A10]) - 12.4836627601213)" office:value-type="float" office:value="23.4154784793437" calcext:value-type="float">
            <text:p>23,4154784793437</text:p>
          </table:table-cell>
          <table:table-cell/>
          <table:table-cell table:formula="of:=[.B10]-[.M10]" office:value-type="float" office:value="1.48924044251575" calcext:value-type="float">
            <text:p>1,48924044251575</text:p>
          </table:table-cell>
          <table:table-cell table:formula="of:=[.C10]-[.P10]" office:value-type="float" office:value="-0.199999999999999" calcext:value-type="float">
            <text:p>-0,199999999999999</text:p>
          </table:table-cell>
          <table:table-cell table:formula="of:=[.D10]-[.Q10]" office:value-type="float" office:value="1.6845215206563" calcext:value-type="float">
            <text:p>1,68452152065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9" calcext:value-type="float">
            <text:p>22,9</text:p>
          </table:table-cell>
          <table:table-cell office:value-type="float" office:value="25.3" calcext:value-type="float">
            <text:p>25,3</text:p>
          </table:table-cell>
          <table:table-cell office:value-type="float" office:value="29.6" calcext:value-type="float">
            <text:p>29,6</text:p>
          </table:table-cell>
          <table:table-cell/>
          <table:table-cell table:formula="of:=[.B11]" office:value-type="float" office:value="22.9" calcext:value-type="float">
            <text:p>22,9</text:p>
          </table:table-cell>
          <table:table-cell table:formula="of:=[.C11]" office:value-type="float" office:value="25.3" calcext:value-type="float">
            <text:p>25,3</text:p>
          </table:table-cell>
          <table:table-cell table:formula="of:=[.D11]" office:value-type="float" office:value="29.6" calcext:value-type="float">
            <text:p>29,6</text:p>
          </table:table-cell>
          <table:table-cell/>
          <table:table-cell table:formula="of:=-44.1688669323003*LN([.A11]) + 87.2872299941858" office:value-type="float" office:value="-4.55934675376825" calcext:value-type="float">
            <text:p>-4,55934675376825</text:p>
          </table:table-cell>
          <table:table-cell table:formula="of:=-5.05773731937356*LN([.A11]) + 33.0778432820841" office:value-type="float" office:value="22.5605741932743" calcext:value-type="float">
            <text:p>22,5605741932743</text:p>
          </table:table-cell>
          <table:table-cell table:formula="of:=IF([.A11]&lt;[.$J$17] ; 0 ; IF([.A11]&gt;[.$K$17] ; 1 ; ([.A11]-[.$J$17])/([.$K$17]-[.$J$17])))" office:value-type="float" office:value="1" calcext:value-type="float">
            <text:p>1</text:p>
          </table:table-cell>
          <table:table-cell table:formula="of:=(1-[.L11])*[.J11]+[.L11]*[.K11]" office:value-type="float" office:value="22.5605741932743" calcext:value-type="float">
            <text:p>22,5605741932743</text:p>
          </table:table-cell>
          <table:table-cell table:formula="of:=18.9671759008472*LN([.A11]) + 2.28121373699985" office:value-type="float" office:value="41.7223472335702" calcext:value-type="float">
            <text:p>41,7223472335702</text:p>
          </table:table-cell>
          <table:table-cell table:formula="of:=MIN(1;[.N11]/25.3)" office:value-type="float" office:value="1" calcext:value-type="float">
            <text:p>1</text:p>
          </table:table-cell>
          <table:table-cell table:formula="of:=(1-[.O11])*[.N11]+[.O11]*25.3" office:value-type="float" office:value="25.3" calcext:value-type="float">
            <text:p>25,3</text:p>
          </table:table-cell>
          <table:table-cell table:formula="of:=MAX(0;19.178918414813*LN([.A11]) - 12.4836627601213)" office:value-type="float" office:value="27.3977769161292" calcext:value-type="float">
            <text:p>27,3977769161292</text:p>
          </table:table-cell>
          <table:table-cell/>
          <table:table-cell table:formula="of:=[.B11]-[.M11]" office:value-type="float" office:value="0.339425806725693" calcext:value-type="float">
            <text:p>0,339425806725693</text:p>
          </table:table-cell>
          <table:table-cell table:formula="of:=[.C11]-[.P11]" office:value-type="float" office:value="0" calcext:value-type="float">
            <text:p>0</text:p>
          </table:table-cell>
          <table:table-cell table:formula="of:=[.D11]-[.Q11]" office:value-type="float" office:value="2.20222308387076" calcext:value-type="float">
            <text:p>2,202223083870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1" calcext:value-type="float">
            <text:p>21,1</text:p>
          </table:table-cell>
          <table:table-cell office:value-type="float" office:value="25.4" calcext:value-type="float">
            <text:p>25,4</text:p>
          </table:table-cell>
          <table:table-cell office:value-type="float" office:value="33.7" calcext:value-type="float">
            <text:p>33,7</text:p>
          </table:table-cell>
          <table:table-cell/>
          <table:table-cell table:formula="of:=[.B12]" office:value-type="float" office:value="21.1" calcext:value-type="float">
            <text:p>21,1</text:p>
          </table:table-cell>
          <table:table-cell table:formula="of:=[.C12]" office:value-type="float" office:value="25.4" calcext:value-type="float">
            <text:p>25,4</text:p>
          </table:table-cell>
          <table:table-cell table:formula="of:=[.D12]" office:value-type="float" office:value="33.7" calcext:value-type="float">
            <text:p>33,7</text:p>
          </table:table-cell>
          <table:table-cell/>
          <table:table-cell table:formula="of:=-44.1688669323003*LN([.A12]) + 87.2872299941858" office:value-type="float" office:value="-14.4153445785665" calcext:value-type="float">
            <text:p>-14,4153445785665</text:p>
          </table:table-cell>
          <table:table-cell table:formula="of:=-5.05773731937356*LN([.A12]) + 33.0778432820841" office:value-type="float" office:value="21.4319727262149" calcext:value-type="float">
            <text:p>21,4319727262149</text:p>
          </table:table-cell>
          <table:table-cell table:formula="of:=IF([.A12]&lt;[.$J$17] ; 0 ; IF([.A12]&gt;[.$K$17] ; 1 ; ([.A12]-[.$J$17])/([.$K$17]-[.$J$17])))" office:value-type="float" office:value="1" calcext:value-type="float">
            <text:p>1</text:p>
          </table:table-cell>
          <table:table-cell table:formula="of:=(1-[.L12])*[.J12]+[.L12]*[.K12]" office:value-type="float" office:value="21.4319727262149" calcext:value-type="float">
            <text:p>21,4319727262149</text:p>
          </table:table-cell>
          <table:table-cell table:formula="of:=18.9671759008472*LN([.A12]) + 2.28121373699985" office:value-type="float" office:value="45.9547502224865" calcext:value-type="float">
            <text:p>45,9547502224865</text:p>
          </table:table-cell>
          <table:table-cell table:formula="of:=MIN(1;[.N12]/25.3)" office:value-type="float" office:value="1" calcext:value-type="float">
            <text:p>1</text:p>
          </table:table-cell>
          <table:table-cell table:formula="of:=(1-[.O12])*[.N12]+[.O12]*25.3" office:value-type="float" office:value="25.3" calcext:value-type="float">
            <text:p>25,3</text:p>
          </table:table-cell>
          <table:table-cell table:formula="of:=MAX(0;19.178918414813*LN([.A12]) - 12.4836627601213)" office:value-type="float" office:value="31.6774288815761" calcext:value-type="float">
            <text:p>31,6774288815761</text:p>
          </table:table-cell>
          <table:table-cell/>
          <table:table-cell table:formula="of:=[.B12]-[.M12]" office:value-type="float" office:value="-0.331972726214879" calcext:value-type="float">
            <text:p>-0,331972726214879</text:p>
          </table:table-cell>
          <table:table-cell table:formula="of:=[.C12]-[.P12]" office:value-type="float" office:value="0.0999999999999979" calcext:value-type="float">
            <text:p>0,099999999999998</text:p>
          </table:table-cell>
          <table:table-cell table:formula="of:=[.D12]-[.Q12]" office:value-type="float" office:value="2.02257111842389" calcext:value-type="float">
            <text:p>2,022571118423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,1</text:p>
          </table:table-cell>
          <table:table-cell office:value-type="float" office:value="25.3" calcext:value-type="float">
            <text:p>25,3</text:p>
          </table:table-cell>
          <table:table-cell office:value-type="float" office:value="39.2" calcext:value-type="float">
            <text:p>39,2</text:p>
          </table:table-cell>
          <table:table-cell/>
          <table:table-cell table:formula="of:=[.B13]" office:value-type="float" office:value="19.1" calcext:value-type="float">
            <text:p>19,1</text:p>
          </table:table-cell>
          <table:table-cell table:formula="of:=[.C13]" office:value-type="float" office:value="25.3" calcext:value-type="float">
            <text:p>25,3</text:p>
          </table:table-cell>
          <table:table-cell table:formula="of:=[.D13]" office:value-type="float" office:value="39.2" calcext:value-type="float">
            <text:p>39,2</text:p>
          </table:table-cell>
          <table:table-cell/>
          <table:table-cell table:formula="of:=-44.1688669323003*LN([.A13]) + 87.2872299941858" office:value-type="float" office:value="-32.3242789842868" calcext:value-type="float">
            <text:p>-32,3242789842868</text:p>
          </table:table-cell>
          <table:table-cell table:formula="of:=-5.05773731937356*LN([.A13]) + 33.0778432820841" office:value-type="float" office:value="19.3812367172324" calcext:value-type="float">
            <text:p>19,3812367172324</text:p>
          </table:table-cell>
          <table:table-cell table:formula="of:=IF([.A13]&lt;[.$J$17] ; 0 ; IF([.A13]&gt;[.$K$17] ; 1 ; ([.A13]-[.$J$17])/([.$K$17]-[.$J$17])))" office:value-type="float" office:value="1" calcext:value-type="float">
            <text:p>1</text:p>
          </table:table-cell>
          <table:table-cell table:formula="of:=(1-[.L13])*[.J13]+[.L13]*[.K13]" office:value-type="float" office:value="19.3812367172324" calcext:value-type="float">
            <text:p>19,3812367172324</text:p>
          </table:table-cell>
          <table:table-cell table:formula="of:=18.9671759008472*LN([.A13]) + 2.28121373699985" office:value-type="float" office:value="53.6452782496301" calcext:value-type="float">
            <text:p>53,6452782496301</text:p>
          </table:table-cell>
          <table:table-cell table:formula="of:=MIN(1;[.N13]/25.3)" office:value-type="float" office:value="1" calcext:value-type="float">
            <text:p>1</text:p>
          </table:table-cell>
          <table:table-cell table:formula="of:=(1-[.O13])*[.N13]+[.O13]*25.3" office:value-type="float" office:value="25.3" calcext:value-type="float">
            <text:p>25,3</text:p>
          </table:table-cell>
          <table:table-cell table:formula="of:=MAX(0;19.178918414813*LN([.A13]) - 12.4836627601213)" office:value-type="float" office:value="39.4538111100359" calcext:value-type="float">
            <text:p>39,4538111100359</text:p>
          </table:table-cell>
          <table:table-cell/>
          <table:table-cell table:formula="of:=[.B13]-[.M13]" office:value-type="float" office:value="-0.281236717232382" calcext:value-type="float">
            <text:p>-0,281236717232382</text:p>
          </table:table-cell>
          <table:table-cell table:formula="of:=[.C13]-[.P13]" office:value-type="float" office:value="0" calcext:value-type="float">
            <text:p>0</text:p>
          </table:table-cell>
          <table:table-cell table:formula="of:=[.D13]-[.Q13]" office:value-type="float" office:value="-0.253811110035926" calcext:value-type="float">
            <text:p>-0,253811110035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,2</text:p>
          </table:table-cell>
          <table:table-cell office:value-type="float" office:value="25.3" calcext:value-type="float">
            <text:p>25,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14]" office:value-type="float" office:value="18.2" calcext:value-type="float">
            <text:p>18,2</text:p>
          </table:table-cell>
          <table:table-cell table:formula="of:=[.C14]" office:value-type="float" office:value="25.3" calcext:value-type="float">
            <text:p>25,3</text:p>
          </table:table-cell>
          <table:table-cell table:formula="of:=[.D14]" office:value-type="float" office:value="42" calcext:value-type="float">
            <text:p>42</text:p>
          </table:table-cell>
          <table:table-cell/>
          <table:table-cell table:formula="of:=-44.1688669323003*LN([.A14]) + 87.2872299941858" office:value-type="float" office:value="-45.0308701612178" calcext:value-type="float">
            <text:p>-45,0308701612178</text:p>
          </table:table-cell>
          <table:table-cell table:formula="of:=-5.05773731937356*LN([.A14]) + 33.0778432820841" office:value-type="float" office:value="17.9262163632783" calcext:value-type="float">
            <text:p>17,9262163632783</text:p>
          </table:table-cell>
          <table:table-cell table:formula="of:=IF([.A14]&lt;[.$J$17] ; 0 ; IF([.A14]&gt;[.$K$17] ; 1 ; ([.A14]-[.$J$17])/([.$K$17]-[.$J$17])))" office:value-type="float" office:value="1" calcext:value-type="float">
            <text:p>1</text:p>
          </table:table-cell>
          <table:table-cell table:formula="of:=(1-[.L14])*[.J14]+[.L14]*[.K14]" office:value-type="float" office:value="17.9262163632783" calcext:value-type="float">
            <text:p>17,9262163632783</text:p>
          </table:table-cell>
          <table:table-cell table:formula="of:=18.9671759008472*LN([.A14]) + 2.28121373699985" office:value-type="float" office:value="59.1017947213433" calcext:value-type="float">
            <text:p>59,1017947213433</text:p>
          </table:table-cell>
          <table:table-cell table:formula="of:=MIN(1;[.N14]/25.3)" office:value-type="float" office:value="1" calcext:value-type="float">
            <text:p>1</text:p>
          </table:table-cell>
          <table:table-cell table:formula="of:=(1-[.O14])*[.N14]+[.O14]*25.3" office:value-type="float" office:value="25.3" calcext:value-type="float">
            <text:p>25,3</text:p>
          </table:table-cell>
          <table:table-cell table:formula="of:=MAX(0;19.178918414813*LN([.A14]) - 12.4836627601213)" office:value-type="float" office:value="44.971242106993" calcext:value-type="float">
            <text:p>44,971242106993</text:p>
          </table:table-cell>
          <table:table-cell/>
          <table:table-cell table:formula="of:=[.B14]-[.M14]" office:value-type="float" office:value="0.273783636721721" calcext:value-type="float">
            <text:p>0,273783636721721</text:p>
          </table:table-cell>
          <table:table-cell table:formula="of:=[.C14]-[.P14]" office:value-type="float" office:value="0" calcext:value-type="float">
            <text:p>0</text:p>
          </table:table-cell>
          <table:table-cell table:formula="of:=[.D14]-[.Q14]" office:value-type="float" office:value="-2.97124210699295" calcext:value-type="float">
            <text:p>-2,97124210699295</text:p>
          </table:table-cell>
        </table:table-row>
        <table:table-row table:style-name="ro1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table:style-name="ce4" office:value-type="string" calcext:value-type="string">
            <text:p>transient begin</text:p>
          </table:table-cell>
          <table:table-cell office:value-type="string" calcext:value-type="string">
            <text:p>transient end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4 dernières valeurs</text:p>
          </table:table-cell>
          <table:covered-table-cell/>
          <table:table-cell office:value-type="string" calcext:value-type="string">
            <text:p>R :</text:p>
          </table:table-cell>
          <table:table-cell office:value-type="string" calcext:value-type="string">
            <text:p>-5,05773731937356*ln(x) + 33,07784328208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4 premières valeurs</text:p>
          </table:table-cell>
          <table:covered-table-cell/>
          <table:table-cell office:value-type="string" calcext:value-type="string">
            <text:p>R :</text:p>
          </table:table-cell>
          <table:table-cell office:value-type="string" calcext:value-type="string">
            <text:p>-44,1688669323003*ln(x) + 87,2872299941858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4 premières valeurs</text:p>
          </table:table-cell>
          <table:covered-table-cell/>
          <table:table-cell office:value-type="string" calcext:value-type="string">
            <text:p>V :</text:p>
          </table:table-cell>
          <table:table-cell office:value-type="string" calcext:value-type="string">
            <text:p>18,9671759008472*ln(x) + 2,28121373699985</text:p>
          </table:table-cell>
          <table:table-cell table:number-columns-repeated="8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15:55:58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06:40.491000000</meta:creation-date>
    <dc:date>2018-08-29T16:34:10.496000000</dc:date>
    <meta:editing-duration>PT28M17S</meta:editing-duration>
    <meta:editing-cycles>9</meta:editing-cycles>
    <meta:generator>LibreOffice/6.0.6.2$Windows_X86_64 LibreOffice_project/0c292870b25a325b5ed35f6b45599d2ea4458e77</meta:generator>
    <meta:document-statistic meta:table-count="1" meta:cell-count="2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65d" draw:fill-color="#00a65d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a65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21409a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18cm" svg:height="13.735cm" xlink:href=".." xlink:type="simple" chart:class="chart:scatter" chart:style-name="ch1">
        <chart:legend chart:legend-position="end" svg:x="20.375cm" svg:y="5.323cm" style:legend-expansion="high" chart:style-name="ch2"/>
        <chart:plot-area chart:style-name="ch3" table:cell-range-address="Feuille1.A4:Feuille1.A14 Feuille1.F3:Feuille1.H14" chart:data-source-has-labels="row" svg:x="0.488cm" svg:y="0.274cm" svg:width="19.399cm" svg:height="13.187cm">
          <chartooo:coordinate-region svg:x="1.109cm" svg:y="0.473cm" svg:width="18.405cm" svg:height="12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F4:Feuille1.F14" chart:label-cell-address="Feuille1.F3:Feuille1.F3" chart:class="chart:scatter">
            <chart:domain table:cell-range-address="Feuille1.A4:Feuille1.A14"/>
            <chart:regression-curve chart:style-name="ch7">
              <chart:equation chart:display-equation="true" chart:display-r-square="true"/>
            </chart:regression-curve>
            <chart:data-point chart:repeated="11"/>
          </chart:series>
          <chart:series chart:style-name="ch8" chart:values-cell-range-address="Feuille1.G4:Feuille1.G14" chart:label-cell-address="Feuille1.G3:Feuille1.G3" chart:class="chart:scatter">
            <chart:regression-curve chart:style-name="ch9">
              <chart:equation chart:display-equation="true" chart:display-r-square="true" svg:x="8.364cm" svg:y="0.488cm"/>
            </chart:regression-curve>
            <chart:data-point chart:repeated="11"/>
          </chart:series>
          <chart:series chart:style-name="ch10" chart:values-cell-range-address="Feuille1.H4:Feuille1.H14" chart:label-cell-address="Feuille1.H3:Feuille1.H3" chart:class="chart:scatter">
            <chart:regression-curve chart:style-name="ch11">
              <chart:equation chart:display-equation="true" chart:display-r-square="true" svg:x="16.501cm" svg:y="0.39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</text:p>
                <draw:g>
                  <svg:desc>Feuille1.F3:Feuille1.F3</svg:desc>
                </draw:g>
              </table:table-cell>
              <table:table-cell office:value-type="string">
                <text:p>V</text:p>
                <draw:g>
                  <svg:desc>Feuille1.G3:Feuille1.G3</svg:desc>
                </draw:g>
              </table:table-cell>
              <table:table-cell office:value-type="string">
                <text:p>B</text:p>
                <draw:g>
                  <svg:desc>Feuille1.H3:Feui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4:Feuille1.A14</svg:desc>
                </draw:g>
              </table:table-cell>
              <table:table-cell office:value-type="float" office:value="89.1">
                <text:p>89.1</text:p>
                <draw:g>
                  <svg:desc>Feuille1.F4:Feuille1.F14</svg:desc>
                </draw:g>
              </table:table-cell>
              <table:table-cell office:value-type="float" office:value="1">
                <text:p>1</text:p>
                <draw:g>
                  <svg:desc>Feuille1.G4:Feuille1.G14</svg:desc>
                </draw:g>
              </table:table-cell>
              <table:table-cell office:value-type="float" office:value="0">
                <text:p>0</text:p>
                <draw:g>
                  <svg:desc>Feuille1.H4:Feuille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67.6">
                <text:p>67.6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4.8">
                <text:p>54.8</text:p>
              </table:table-cell>
              <table:table-cell office:value-type="float" office:value="16.8">
                <text:p>16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0.6">
                <text:p>40.6</text:p>
              </table:table-cell>
              <table:table-cell office:value-type="float" office:value="21.8">
                <text:p>21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.3">
                <text:p>33.3</text:p>
              </table:table-cell>
              <table:table-cell office:value-type="float" office:value="23.7">
                <text:p>23.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4.6">
                <text:p>24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9">
                <text:p>22.9</text:p>
              </table:table-cell>
              <table:table-cell office:value-type="float" office:value="25.3">
                <text:p>25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1.1">
                <text:p>21.1</text:p>
              </table:table-cell>
              <table:table-cell office:value-type="float" office:value="25.4">
                <text:p>25.4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.1">
                <text:p>19.1</text:p>
              </table:table-cell>
              <table:table-cell office:value-type="float" office:value="25.3">
                <text:p>25.3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8.2">
                <text:p>18.2</text:p>
              </table:table-cell>
              <table:table-cell office:value-type="float" office:value="25.3">
                <text:p>25.3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65d" draw:fill-color="#00a65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18cm" svg:height="13.735cm" xlink:href=".." xlink:type="simple" chart:class="chart:scatter" chart:style-name="ch1">
        <chart:legend chart:legend-position="end" svg:x="23.425cm" svg:y="6.07cm" style:legend-expansion="high" chart:style-name="ch2"/>
        <chart:plot-area chart:style-name="ch3" table:cell-range-address="Feuille1.A4:Feuille1.A14 Feuille1.M3:Feuille1.M14 Feuille1.P3:Feuille1.Q14" chart:data-source-has-labels="row" svg:x="0.488cm" svg:y="0.274cm" svg:width="22.449cm" svg:height="13.187cm">
          <chartooo:coordinate-region svg:x="1.109cm" svg:y="0.473cm" svg:width="21.456cm" svg:height="12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M4:Feuille1.M14" chart:label-cell-address="Feuille1.M3:Feuille1.M3" chart:class="chart:scatter">
            <chart:domain table:cell-range-address="Feuille1.A4:Feuille1.A14"/>
            <chart:data-point chart:repeated="11"/>
          </chart:series>
          <chart:series chart:style-name="ch7" chart:values-cell-range-address="Feuille1.P4:Feuille1.P14" chart:label-cell-address="Feuille1.P3:Feuille1.P3" chart:class="chart:scatter">
            <chart:data-point chart:repeated="11"/>
          </chart:series>
          <chart:series chart:style-name="ch8" chart:values-cell-range-address="Feuille1.Q4:Feuille1.Q14" chart:label-cell-address="Feuille1.Q3:Feuille1.Q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</text:p>
                <draw:g>
                  <svg:desc>Feuille1.M3:Feuille1.M3</svg:desc>
                </draw:g>
              </table:table-cell>
              <table:table-cell office:value-type="string">
                <text:p>V</text:p>
                <draw:g>
                  <svg:desc>Feuille1.P3:Feuille1.P3</svg:desc>
                </draw:g>
              </table:table-cell>
              <table:table-cell office:value-type="string">
                <text:p>B</text:p>
                <draw:g>
                  <svg:desc>Feuille1.Q3:Feuille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4:Feuille1.A14</svg:desc>
                </draw:g>
              </table:table-cell>
              <table:table-cell office:value-type="float" office:value="87.2872299941858">
                <text:p>87.2872299941858</text:p>
                <draw:g>
                  <svg:desc>Feuille1.M4:Feuille1.M14</svg:desc>
                </draw:g>
              </table:table-cell>
              <table:table-cell office:value-type="float" office:value="4.35673829953817">
                <text:p>4.35673829953817</text:p>
                <draw:g>
                  <svg:desc>Feuille1.P4:Feuille1.P14</svg:desc>
                </draw:g>
              </table:table-cell>
              <table:table-cell office:value-type="float" office:value="0">
                <text:p>0</text:p>
                <draw:g>
                  <svg:desc>Feuille1.Q4:Feuille1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69.3782955884655">
                <text:p>69.3782955884655</text:p>
              </table:table-cell>
              <table:table-cell office:value-type="float" office:value="16.0132213223279">
                <text:p>16.013221322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6.6717044115344">
                <text:p>56.6717044115344</text:p>
              </table:table-cell>
              <table:table-cell office:value-type="float" office:value="21.4481705352596">
                <text:p>21.4481705352596</text:p>
              </table:table-cell>
              <table:table-cell office:value-type="float" office:value="0.810150465295546">
                <text:p>0.810150465295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5.0156303072645">
                <text:p>35.0156303072645</text:p>
              </table:table-cell>
              <table:table-cell office:value-type="float" office:value="25.1119488787954">
                <text:p>25.1119488787954</text:p>
              </table:table-cell>
              <table:table-cell office:value-type="float" office:value="8.58653269375537">
                <text:p>8.58653269375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.0629466471016">
                <text:p>26.0629466471016</text:p>
              </table:table-cell>
              <table:table-cell office:value-type="float" office:value="25.3">
                <text:p>25.3</text:p>
              </table:table-cell>
              <table:table-cell office:value-type="float" office:value="14.1039636907124">
                <text:p>14.1039636907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4.9377290891515">
                <text:p>24.9377290891515</text:p>
              </table:table-cell>
              <table:table-cell office:value-type="float" office:value="25.3">
                <text:p>25.3</text:p>
              </table:table-cell>
              <table:table-cell office:value-type="float" office:value="18.3836156561593">
                <text:p>18.3836156561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23.6107595574843">
                <text:p>23.6107595574843</text:p>
              </table:table-cell>
              <table:table-cell office:value-type="float" office:value="25.3">
                <text:p>25.3</text:p>
              </table:table-cell>
              <table:table-cell office:value-type="float" office:value="23.4154784793437">
                <text:p>23.4154784793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5605741932743">
                <text:p>22.5605741932743</text:p>
              </table:table-cell>
              <table:table-cell office:value-type="float" office:value="25.3">
                <text:p>25.3</text:p>
              </table:table-cell>
              <table:table-cell office:value-type="float" office:value="27.3977769161292">
                <text:p>27.397776916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1.4319727262149">
                <text:p>21.4319727262149</text:p>
              </table:table-cell>
              <table:table-cell office:value-type="float" office:value="25.3">
                <text:p>25.3</text:p>
              </table:table-cell>
              <table:table-cell office:value-type="float" office:value="31.6774288815761">
                <text:p>31.6774288815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.3812367172324">
                <text:p>19.3812367172324</text:p>
              </table:table-cell>
              <table:table-cell office:value-type="float" office:value="25.3">
                <text:p>25.3</text:p>
              </table:table-cell>
              <table:table-cell office:value-type="float" office:value="39.4538111100359">
                <text:p>39.4538111100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7.9262163632783">
                <text:p>17.9262163632783</text:p>
              </table:table-cell>
              <table:table-cell office:value-type="float" office:value="25.3">
                <text:p>25.3</text:p>
              </table:table-cell>
              <table:table-cell office:value-type="float" office:value="44.971242106993">
                <text:p>44.971242106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Erreur</text:p>
        </chart:title>
        <chart:legend chart:legend-position="end" svg:x="15.007cm" svg:y="3.703cm" style:legend-expansion="high" chart:style-name="ch3"/>
        <chart:plot-area chart:style-name="ch4" table:cell-range-address="Feuille1.A3:Feuille1.A14 Feuille1.S3:Feuille1.U14" chart:data-source-has-labels="row" svg:x="0.32cm" svg:y="1.275cm" svg:width="14.367cm" svg:height="7.545cm">
          <chartooo:coordinate-region svg:x="0.862cm" svg:y="1.475cm" svg:width="13.638cm" svg:height="7.14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1.S4:Feuille1.S14" chart:label-cell-address="Feuille1.S3:Feuille1.S3" chart:class="chart:scatter">
            <chart:domain table:cell-range-address="Feuille1.A4:Feuille1.A14"/>
            <chart:data-point chart:repeated="11"/>
          </chart:series>
          <chart:series chart:style-name="ch8" chart:values-cell-range-address="Feuille1.T4:Feuille1.T14" chart:label-cell-address="Feuille1.T3:Feuille1.T3" chart:class="chart:scatter">
            <chart:data-point chart:repeated="11"/>
          </chart:series>
          <chart:series chart:style-name="ch9" chart:values-cell-range-address="Feuille1.U4:Feuille1.U14" chart:label-cell-address="Feuille1.U3:Feuille1.U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</text:p>
                <draw:g>
                  <svg:desc>Feuille1.S3:Feuille1.S3</svg:desc>
                </draw:g>
              </table:table-cell>
              <table:table-cell office:value-type="string">
                <text:p>V</text:p>
                <draw:g>
                  <svg:desc>Feuille1.T3:Feuille1.T3</svg:desc>
                </draw:g>
              </table:table-cell>
              <table:table-cell office:value-type="string">
                <text:p>B</text:p>
                <draw:g>
                  <svg:desc>Feuille1.U3:Feuille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4:Feuille1.A14</svg:desc>
                </draw:g>
              </table:table-cell>
              <table:table-cell office:value-type="float" office:value="1.8127700058142">
                <text:p>1.8127700058142</text:p>
                <draw:g>
                  <svg:desc>Feuille1.S4:Feuille1.S14</svg:desc>
                </draw:g>
              </table:table-cell>
              <table:table-cell office:value-type="float" office:value="-3.35673829953816">
                <text:p>-3.35673829953816</text:p>
                <draw:g>
                  <svg:desc>Feuille1.T4:Feuille1.T14</svg:desc>
                </draw:g>
              </table:table-cell>
              <table:table-cell office:value-type="float" office:value="0">
                <text:p>0</text:p>
                <draw:g>
                  <svg:desc>Feuille1.U4:Feuille1.U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-1.77829558846554">
                <text:p>-1.77829558846554</text:p>
              </table:table-cell>
              <table:table-cell office:value-type="float" office:value="-4.81322132232787">
                <text:p>-4.8132213223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87170441153445">
                <text:p>-1.87170441153445</text:p>
              </table:table-cell>
              <table:table-cell office:value-type="float" office:value="-4.64817053525958">
                <text:p>-4.64817053525958</text:p>
              </table:table-cell>
              <table:table-cell office:value-type="float" office:value="-0.410150465295546">
                <text:p>-0.410150465295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58436969273555">
                <text:p>5.58436969273555</text:p>
              </table:table-cell>
              <table:table-cell office:value-type="float" office:value="-3.31194887879539">
                <text:p>-3.31194887879539</text:p>
              </table:table-cell>
              <table:table-cell office:value-type="float" office:value="-1.88653269375537">
                <text:p>-1.88653269375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23705335289836">
                <text:p>7.23705335289836</text:p>
              </table:table-cell>
              <table:table-cell office:value-type="float" office:value="-1.6">
                <text:p>-1.6</text:p>
              </table:table-cell>
              <table:table-cell office:value-type="float" office:value="-0.803963690712392">
                <text:p>-0.803963690712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06227091084852">
                <text:p>4.06227091084852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0.416384343840743">
                <text:p>0.416384343840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1.48924044251575">
                <text:p>1.48924044251575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1.6845215206563">
                <text:p>1.6845215206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425806725693">
                <text:p>0.339425806725693</text:p>
              </table:table-cell>
              <table:table-cell office:value-type="float" office:value="0">
                <text:p>0</text:p>
              </table:table-cell>
              <table:table-cell office:value-type="float" office:value="2.20222308387076">
                <text:p>2.2022230838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0.331972726214879">
                <text:p>-0.331972726214879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2.02257111842389">
                <text:p>2.02257111842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0.281236717232382">
                <text:p>-0.281236717232382</text:p>
              </table:table-cell>
              <table:table-cell office:value-type="float" office:value="0">
                <text:p>0</text:p>
              </table:table-cell>
              <table:table-cell office:value-type="float" office:value="-0.253811110035926">
                <text:p>-0.253811110035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273783636721721">
                <text:p>0.273783636721721</text:p>
              </table:table-cell>
              <table:table-cell office:value-type="float" office:value="0">
                <text:p>0</text:p>
              </table:table-cell>
              <table:table-cell office:value-type="float" office:value="-2.97124210699295">
                <text:p>-2.97124210699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